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stem" svg:font-family="System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fo:language="es" fo:country="ES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# Crea un disparador que actualizará el saldo del cliente, restándole el total del pedido.</text:span></text:p>
      <text:p text:style-name="P2"><text:span text:style-name="T1">#</text:span></text:p>
      <text:p text:style-name="P2"><text:span text:style-name="T1"># Esta actualización del saldo se debe realizar en el momento de la entrega del pedido, es decir, en el momento en el que la FechaEntrega pase del valor NULL a un valor no nulo.</text:span></text:p>
      <text:p text:style-name="P2"><text:span text:style-name="T1">#</text:span></text:p>
      <text:p text:style-name="P2"><text:span text:style-name="T1"># Para realizar este ejercicio puedes utilizar la función que calcula el total de un pedido, que se realizó en un ejercicio anterior.</text:span></text:p>
      <text:p text:style-name="P1"/>
      <text:p text:style-name="P2"><text:span text:style-name="T1">DROP TRIGGER IF EXISTS afterUpdatePedidos;</text:span></text:p>
      <text:p text:style-name="P1"/>
      <text:p text:style-name="P2"><text:span text:style-name="T1">DELIMITER $$</text:span></text:p>
      <text:p text:style-name="P1"/>
      <text:p text:style-name="P2"><text:span text:style-name="T1">CREATE TRIGGER afterUpdatePedidos</text:span></text:p>
      <text:p text:style-name="P2"><text:span text:style-name="T1">AFTER UPDATE ON Pedidos</text:span></text:p>
      <text:p text:style-name="P2"><text:span text:style-name="T1">FOR EACH ROW</text:span></text:p>
      <text:p text:style-name="P1"/>
      <text:p text:style-name="P2"><text:span text:style-name="T1">BEGIN</text:span></text:p>
      <text:p text:style-name="P2"><text:span text:style-name="T1"><text:tab/>DECLARE v_TotalPedido FLOAT;</text:span></text:p>
      <text:p text:style-name="P1"/>
      <text:p text:style-name="P2"><text:span text:style-name="T1"><text:tab/>IF ISNULL(old.FechaEntrega) &amp;&amp; NOT ISNULL(new.FechaEntrega) THEN</text:span></text:p>
      <text:p text:style-name="P2"><text:span text:style-name="T1"><text:tab/><text:tab/>SELECT totalPedido(new.IdPedido) INTO v_TotalPedido;</text:span></text:p>
      <text:p text:style-name="P1"/>
      <text:p text:style-name="P2"><text:span text:style-name="T1"><text:tab/><text:tab/>UPDATE Clientes SET Saldo = IFNULL(Saldo, 0) - v_TotalPedido</text:span></text:p>
      <text:p text:style-name="P2"><text:span text:style-name="T1"><text:tab/><text:tab/><text:tab/>WHERE IdCliente = new.IdCliente;</text:span></text:p>
      <text:p text:style-name="P2"><text:span text:style-name="T1"><text:tab/>END IF;</text:span></text:p>
      <text:p text:style-name="P1"/>
      <text:p text:style-name="P2"><text:span text:style-name="T1">END </text:span></text:p>
      <text:p text:style-name="P1"/>
      <text:p text:style-name="P2"><text:span text:style-name="T1">$$</text:span></text:p>
      <text:p text:style-name="P1"/>
      <text:p text:style-name="P2"><text:span text:style-name="T1">DELIMITER ;</text:span></text:p>
      <text:p text:style-name="P1"/>
      <text:p text:style-name="P1"/>
      <text:p text:style-name="P2"><text:span text:style-name="T1"># Función que calcula el precio de un pedido con la utilización de un cursor</text:span></text:p>
      <text:p text:style-name="P2"><text:span text:style-name="T1">DROP function IF EXISTS `totalPedido`;</text:span></text:p>
      <text:p text:style-name="P1"/>
      <text:p text:style-name="P2"><text:span text:style-name="T1">DELIMITER $$</text:span></text:p>
      <text:p text:style-name="P2"><text:span text:style-name="T1">USE `Neptuno`$$</text:span></text:p>
      <text:p text:style-name="P2"><text:span text:style-name="T1">CREATE DEFINER=`root`@`localhost` FUNCTION `totalPedido`(v_IdPedido INT) RETURNS float</text:span></text:p>
      <text:p text:style-name="P2"><text:span text:style-name="T1">BEGIN</text:span></text:p>
      <text:p text:style-name="P2"><text:span text:style-name="T1"><text:s text:c="2"/>DECLARE done INT DEFAULT FALSE;</text:span></text:p>
      <text:p text:style-name="P2"><text:span text:style-name="T1"><text:s text:c="2"/>DECLARE subtotal, totalPedido INT;</text:span></text:p>
      <text:p text:style-name="P2"><text:span text:style-name="T1"><text:s text:c="2"/>DECLARE cursorDetallesPedido CURSOR FOR SELECT PrecioUnidad * Cantidad * (1-Descuento) FROM DetallesPedidos WHERE IdPedido = v_IdPedido;</text:span></text:p>
      <text:p text:style-name="P2"><text:span text:style-name="T1"><text:s text:c="2"/>DECLARE CONTINUE HANDLER FOR NOT FOUND SET done = TRUE;</text:span></text:p>
      <text:p text:style-name="P1"/>
      <text:p text:style-name="P2"><text:span text:style-name="T1"><text:s text:c="2"/>OPEN cursorDetallesPedido;</text:span></text:p>
      <text:p text:style-name="P2"><text:span text:style-name="T1"><text:s text:c="2"/>SET totalPedido = 0;</text:span></text:p>
      <text:p text:style-name="P1"/>
      <text:p text:style-name="P2"><text:span text:style-name="T1"><text:s text:c="2"/>REPEAT</text:span></text:p>
      <text:p text:style-name="P2"><text:span text:style-name="T1"><text:s text:c="4"/>FETCH cursorDetallesPedido INTO subtotal;</text:span></text:p>
      <text:p text:style-name="P2"><text:span text:style-name="T1"><text:s text:c="4"/>IF NOT done THEN</text:span></text:p>
      <text:p text:style-name="P2"><text:span text:style-name="T1"><text:tab/>SET totalPedido = totalPedido + subtotal;</text:span></text:p>
      <text:p text:style-name="P2"><text:span text:style-name="T1"><text:s text:c="4"/>END IF;</text:span></text:p>
      <text:p text:style-name="P2"><text:span text:style-name="T1"><text:s text:c="2"/>UNTIL done END REPEAT;</text:span></text:p>
      <text:p text:style-name="P1"/>
      <text:p text:style-name="P2"><text:span text:style-name="T1"><text:s text:c="2"/>CLOSE cursorDetallesPedido ;</text:span></text:p>
      <text:p text:style-name="P2"><text:span text:style-name="T1"><text:s text:c="2"/>RETURN totalPedido;</text:span></text:p>
      <text:p text:style-name="P2"><text:span text:style-name="T1">END$$</text:span></text:p>
      <text:p text:style-name="P2"><text:span text:style-name="T1">DELIMITER ;</text:span></text:p>
      <text:p text:style-name="P2"><text:soft-page-break/><text:span text:style-name="T1"># A la empresa le interesa que los datos referidos al destinatario de un pedido se rellenen automáticamente sin que los tenga que incluir el empleado que gestiona dicho pedido.</text:span></text:p>
      <text:p text:style-name="P2"><text:span text:style-name="T1">#</text:span></text:p>
      <text:p text:style-name="P2"><text:span text:style-name="T1"># Para ello, cada vez que se inserte un nuevo pedido, debemos buscar, en la tabla Clientes, el domicilio (dirección, ciudad, región, código postal,...) e incluiremos, con un disparador, dichos datos en el registro de pedidos a insertar.</text:span></text:p>
      <text:p text:style-name="P2"><text:span text:style-name="T1">#</text:span></text:p>
      <text:p text:style-name="P2"><text:span text:style-name="T1"># OPCIONAL:</text:span></text:p>
      <text:p text:style-name="P2"><text:span text:style-name="T1">#</text:span></text:p>
      <text:p text:style-name="P2"><text:span text:style-name="T1"># Haz que esos valores se incluyan únicamente en el caso en el que la dirección del destinatario no se haya especificado por el propio usuario.</text:span></text:p>
      <text:p text:style-name="P1"/>
      <text:p text:style-name="P2"><text:span text:style-name="T1">DROP TRIGGER IF EXISTS beforeInsertPedidos;</text:span></text:p>
      <text:p text:style-name="P1"/>
      <text:p text:style-name="P2"><text:span text:style-name="T1">DELIMITER $$</text:span></text:p>
      <text:p text:style-name="P1"/>
      <text:p text:style-name="P2"><text:span text:style-name="T1">CREATE TRIGGER beforeInsertPedidos</text:span></text:p>
      <text:p text:style-name="P2"><text:span text:style-name="T1">BEFORE INSERT ON Pedidos</text:span></text:p>
      <text:p text:style-name="P2"><text:span text:style-name="T1">FOR EACH ROW</text:span></text:p>
      <text:p text:style-name="P1"/>
      <text:p text:style-name="P2"><text:span text:style-name="T1">BEGIN</text:span></text:p>
      <text:p text:style-name="P2"><text:span text:style-name="T1"><text:tab/>DECLARE v_Destinatario,</text:span></text:p>
      <text:p text:style-name="P2"><text:span text:style-name="T1"><text:tab/><text:tab/><text:tab/>v_DireccionDestinatario,</text:span></text:p>
      <text:p text:style-name="P2"><text:span text:style-name="T1"><text:tab/><text:tab/><text:tab/>v_CiudadDestinatario,</text:span></text:p>
      <text:p text:style-name="P2"><text:span text:style-name="T1"><text:tab/><text:tab/><text:tab/>v_RegionDestinatario,</text:span></text:p>
      <text:p text:style-name="P2"><text:span text:style-name="T1"><text:tab/><text:tab/><text:tab/>v_CodPostalDestinatario,</text:span></text:p>
      <text:p text:style-name="P2"><text:span text:style-name="T1"><text:tab/><text:tab/><text:tab/>v_PaisDestinatario</text:span></text:p>
      <text:p text:style-name="P2"><text:span text:style-name="T1"><text:tab/><text:tab/><text:tab/><text:tab/>VARCHAR(100);</text:span></text:p>
      <text:p text:style-name="P1"/>
      <text:p text:style-name="P2"><text:span text:style-name="T1"><text:tab/>SELECT NombreContacto, Direccion, Ciudad, Region, CodPostal, Pais</text:span></text:p>
      <text:p text:style-name="P2"><text:span text:style-name="T1"><text:tab/><text:tab/><text:tab/>INTO v_Destinatario, v_DireccionDestinatario, v_CiudadDestinatario, v_RegionDestinatario, v_CodPostalDestinatario, v_PaisDestinatario</text:span></text:p>
      <text:p text:style-name="P2"><text:span text:style-name="T1"><text:tab/>FROM Clientes</text:span></text:p>
      <text:p text:style-name="P2"><text:span text:style-name="T1"><text:tab/>WHERE IdCliente = new.IdCliente;</text:span></text:p>
      <text:p text:style-name="P1"/>
      <text:p text:style-name="P2"><text:span text:style-name="T1"><text:tab/>IF ISNULL(new.Destinatario) THEN SET new.Destinatario = v_Destinatario; END IF;</text:span></text:p>
      <text:p text:style-name="P2"><text:span text:style-name="T1"><text:tab/>IF ISNULL(new.DireccionDestinatario) THEN SET new.DireccionDestinatario = v_DireccionDestinatario; END IF;</text:span></text:p>
      <text:p text:style-name="P2"><text:span text:style-name="T1"><text:tab/>IF ISNULL(new.CiudadDestinatario) THEN SET new.CiudadDestinatario = v_CiudadDestinatario; END IF;</text:span></text:p>
      <text:p text:style-name="P2"><text:span text:style-name="T1"><text:tab/>IF ISNULL(new.RegionDestinatario) THEN SET new.RegionDestinatario = v_RegionDestinatario; END IF;</text:span></text:p>
      <text:p text:style-name="P2"><text:span text:style-name="T1"><text:tab/>IF ISNULL(new.CodPostalDestinatario) THEN SET new.CodPostalDestinatario = v_CodPostalDestinatario; END IF;</text:span></text:p>
      <text:p text:style-name="P2"><text:span text:style-name="T1"><text:tab/>IF ISNULL(new.PaisDestinatario) THEN SET new.PaisDestinatario = v_PaisDestinatario; END IF;</text:span></text:p>
      <text:p text:style-name="P1"/>
      <text:p text:style-name="P2"><text:span text:style-name="T1">END </text:span></text:p>
      <text:p text:style-name="P1"/>
      <text:p text:style-name="P2"><text:span text:style-name="T1">$$</text:span></text:p>
      <text:p text:style-name="P1"/>
      <text:p text:style-name="P2"><text:span text:style-name="T1">DELIMITER ;</text:span></text:p>
      <text:p text:style-name="P1"/>
      <text:p text:style-name="P1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# Crear el disparador necesario para que, cuando se realiza un pedido,</text:span></text:p>
      <text:p text:style-name="P2"><text:span text:style-name="T1"># se decremente el número de existencias en almacén de cada uno</text:span></text:p>
      <text:p text:style-name="P2"><text:span text:style-name="T1"># de los productos que aparecen relacionados con dicho pedido.</text:span></text:p>
      <text:p text:style-name="P1"><text:soft-page-break/></text:p>
      <text:p text:style-name="P2"><text:span text:style-name="T1"># En el caso de que no existan suficientes existencias de un producto</text:span></text:p>
      <text:p text:style-name="P2"><text:span text:style-name="T1"># para cubrir el pedido, la cantidad pedida de dicho producto se debe reducir,</text:span></text:p>
      <text:p text:style-name="P2"><text:span text:style-name="T1"># haciéndola coincidir con las unidades existentes en el almacén.</text:span></text:p>
      <text:p text:style-name="P1"/>
      <text:p text:style-name="P1"/>
      <text:p text:style-name="P2"><text:span text:style-name="T1">DROP TRIGGER IF EXISTS beforeInsertDetallesPedidos;</text:span></text:p>
      <text:p text:style-name="P1"/>
      <text:p text:style-name="P2"><text:span text:style-name="T1">DELIMITER $$</text:span></text:p>
      <text:p text:style-name="P1"/>
      <text:p text:style-name="P2"><text:span text:style-name="T1">CREATE TRIGGER beforeInsertDetallesPedidos</text:span></text:p>
      <text:p text:style-name="P2"><text:span text:style-name="T1">BEFORE INSERT ON DetallesPedidos</text:span></text:p>
      <text:p text:style-name="P2"><text:span text:style-name="T1">FOR EACH ROW</text:span></text:p>
      <text:p text:style-name="P1"/>
      <text:p text:style-name="P2"><text:span text:style-name="T1">BEGIN</text:span></text:p>
      <text:p text:style-name="P2"><text:span text:style-name="T1"><text:tab/>DECLARE v_pendientes INT;</text:span></text:p>
      <text:p text:style-name="P1"/>
      <text:p text:style-name="P2"><text:span text:style-name="T1"><text:tab/>SELECT ABS(LEAST(UnidadesEnExistencia - new.Cantidad , 0))</text:span></text:p>
      <text:p text:style-name="P2"><text:span text:style-name="T1"><text:tab/><text:tab/><text:tab/>INTO v_pendientes</text:span></text:p>
      <text:p text:style-name="P2"><text:span text:style-name="T1"><text:tab/><text:tab/>FROM Productos</text:span></text:p>
      <text:p text:style-name="P2"><text:span text:style-name="T1"><text:tab/><text:tab/>WHERE IdProducto = new.IdProducto;</text:span></text:p>
      <text:p text:style-name="P1"/>
      <text:p text:style-name="P2"><text:span text:style-name="T1"><text:tab/>SET new.Cantidad = new.Cantidad - v_pendientes;</text:span></text:p>
      <text:p text:style-name="P1"/>
      <text:p text:style-name="P2"><text:span text:style-name="T1">END </text:span></text:p>
      <text:p text:style-name="P1"/>
      <text:p text:style-name="P2"><text:span text:style-name="T1">$$</text:span></text:p>
      <text:p text:style-name="P1"/>
      <text:p text:style-name="P2"><text:span text:style-name="T1">DELIMITER ;</text:span></text:p>
      <text:p text:style-name="P1"/>
      <text:p text:style-name="P1"/>
      <text:p text:style-name="P2"><text:span text:style-name="T1">DROP TRIGGER IF EXISTS afterInsertDetallesPedidos;</text:span></text:p>
      <text:p text:style-name="P1"/>
      <text:p text:style-name="P2"><text:span text:style-name="T1">DELIMITER $$</text:span></text:p>
      <text:p text:style-name="P1"/>
      <text:p text:style-name="P2"><text:span text:style-name="T1">CREATE TRIGGER afterInsertDetallesPedidos</text:span></text:p>
      <text:p text:style-name="P2"><text:span text:style-name="T1">AFTER INSERT ON DetallesPedidos</text:span></text:p>
      <text:p text:style-name="P2"><text:span text:style-name="T1">FOR EACH ROW</text:span></text:p>
      <text:p text:style-name="P1"/>
      <text:p text:style-name="P2"><text:span text:style-name="T1">BEGIN</text:span></text:p>
      <text:p text:style-name="P1"/>
      <text:p text:style-name="P2"><text:span text:style-name="T1"><text:tab/>UPDATE Productos</text:span></text:p>
      <text:p text:style-name="P2"><text:span text:style-name="T1"><text:tab/><text:tab/>SET UnidadesEnExistencia = IFNULL(UnidadesEnExistencia, 0) - new.Cantidad</text:span></text:p>
      <text:p text:style-name="P2"><text:span text:style-name="T1"><text:tab/><text:tab/>WHERE IdProducto = new.IdProducto;</text:span></text:p>
      <text:p text:style-name="P1"/>
      <text:p text:style-name="P2"><text:span text:style-name="T1">END </text:span></text:p>
      <text:p text:style-name="P1"/>
      <text:p text:style-name="P2"><text:span text:style-name="T1">$$</text:span></text:p>
      <text:p text:style-name="P1"/>
      <text:p text:style-name="P2"><text:span text:style-name="T1">DELIMITER 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ystem" svg:font-family="System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2:38:10.427000000</meta:creation-date>
    <dc:date>2016-10-26T12:42:07.236000000</dc:date>
    <meta:editing-duration>P0D</meta:editing-duration>
    <meta:editing-cycles>1</meta:editing-cycles>
    <meta:document-statistic meta:table-count="0" meta:image-count="0" meta:object-count="0" meta:page-count="3" meta:paragraph-count="109" meta:word-count="582" meta:character-count="4353" meta:non-whitespace-character-count="3786"/>
    <meta:generator>LibreOffice/4.2.3.3$Windows_x86 LibreOffice_project/882f8a0a489bc99a9e60c7905a60226254cb6ff0</meta:generator>
  </office:meta>
</office:document-meta>
</file>